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3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4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819cm" svg:y="0.635cm">
          <draw:text-box>
            <text:p><text:span text:style-name="T1">301 french-new-wave</text:span></text:p>
          </draw:text-box>
        </draw:frame>
        <draw:frame draw:style-name="gr14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4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8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8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8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3.8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4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4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4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3.8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3.848cm" svg:y="4.75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3.8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3.8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3.8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3.8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3.8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3.8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3.8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3.8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3.847cm" svg:y="13.168cm">
          <draw:text-box>
            <text:p><text:span text:style-name="T1">335 escape</text:span></text:p>
          </draw:text-box>
        </draw:frame>
        <draw:frame draw:style-name="gr1" draw:text-style-name="P1" draw:layer="layout" svg:width="3.05cm" svg:height="0.645cm" svg:x="53.846cm" svg:y="14.068cm">
          <draw:text-box>
            <text:p><text:span text:style-name="T1">336 on-the-ru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5-12T13:53:29</dc:date>
    <dc:creator>Tyler Hayes</dc:creator>
    <meta:editing-duration>PT9H44M57S</meta:editing-duration>
    <meta:editing-cycles>140</meta:editing-cycles>
    <meta:generator>LibreOffice/3.5$Linux_X86_64 LibreOffice_project/350m1$Build-2</meta:generator>
    <meta:document-statistic meta:object-count="528"/>
  </office:meta>
</office:document-meta>
</file>